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700000042A2DC85373.jpg" manifest:media-type="image/jpeg"/>
  <manifest:file-entry manifest:full-path="Pictures/10000000000008700000042ACA0F86AD.jpg" manifest:media-type="image/jpeg"/>
  <manifest:file-entry manifest:full-path="Pictures/10000000000008700000042AC61A3E5E.jpg" manifest:media-type="image/jpeg"/>
  <manifest:file-entry manifest:full-path="Pictures/10000000000008700000042A6C06D994.jpg" manifest:media-type="image/jpeg"/>
  <manifest:file-entry manifest:full-path="Pictures/10000000000008700000042AF9B45A9A.jpg" manifest:media-type="image/jpeg"/>
  <manifest:file-entry manifest:full-path="Pictures/10000000000008700000042A547E289E.jpg" manifest:media-type="image/jpeg"/>
  <manifest:file-entry manifest:full-path="Pictures/10000000000008700000042AB54588F5.jpg" manifest:media-type="image/jpeg"/>
  <manifest:file-entry manifest:full-path="Pictures/10000000000008700000042A8C4F37E1.jpg" manifest:media-type="image/jpeg"/>
  <manifest:file-entry manifest:full-path="Pictures/10000000000008700000042A165AA956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svg:stroke-color="#3465a4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7.149cm" svg:height="28.204cm" svg:x="0cm" svg:y="0cm">
          <draw:image xlink:href="Pictures/10000000000008700000042ACA0F86AD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2" draw:text-style-name="P1" draw:layer="layout" svg:width="57.149cm" svg:height="28.204cm" svg:x="0cm" svg:y="0cm">
          <draw:image xlink:href="Pictures/10000000000008700000042A2DC85373.jpg" xlink:type="simple" xlink:show="embed" xlink:actuate="onLoad" draw:mime-type="image/jpeg">
            <text:p/>
          </draw:image>
        </draw:frame>
        <draw:frame draw:style-name="gr3" draw:text-style-name="P2" draw:layer="layout" svg:width="0.425cm" svg:height="0.937cm" svg:x="5.397cm" svg:y="5.445cm">
          <draw:text-box>
            <text:p><text:s text:c="2"/></text:p>
          </draw:text-box>
        </draw:frame>
      </draw:page>
      <draw:page draw:name="page3" draw:style-name="dp1" draw:master-page-name="master-page3">
        <draw:frame draw:style-name="gr1" draw:text-style-name="P1" draw:layer="layout" svg:width="57.149cm" svg:height="28.204cm" svg:x="0cm" svg:y="0cm">
          <draw:image xlink:href="Pictures/10000000000008700000042A6C06D994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frame draw:style-name="gr1" draw:text-style-name="P1" draw:layer="layout" svg:width="57.149cm" svg:height="28.204cm" svg:x="0cm" svg:y="0cm">
          <draw:image xlink:href="Pictures/10000000000008700000042AB54588F5.jpg" xlink:type="simple" xlink:show="embed" xlink:actuate="onLoad" draw:mime-type="image/jpeg">
            <text:p/>
          </draw:image>
        </draw:frame>
      </draw:page>
      <draw:page draw:name="page5" draw:style-name="dp1" draw:master-page-name="master-page3">
        <draw:frame draw:style-name="gr1" draw:text-style-name="P1" draw:layer="layout" svg:width="57.149cm" svg:height="28.204cm" svg:x="0cm" svg:y="0cm">
          <draw:image xlink:href="Pictures/10000000000008700000042A547E289E.jpg" xlink:type="simple" xlink:show="embed" xlink:actuate="onLoad" draw:mime-type="image/jpeg">
            <text:p/>
          </draw:image>
        </draw:frame>
      </draw:page>
      <draw:page draw:name="page6" draw:style-name="dp1" draw:master-page-name="master-page3">
        <draw:frame draw:style-name="gr1" draw:text-style-name="P1" draw:layer="layout" svg:width="57.149cm" svg:height="28.204cm" svg:x="0cm" svg:y="0cm">
          <draw:image xlink:href="Pictures/10000000000008700000042A8C4F37E1.jpg" xlink:type="simple" xlink:show="embed" xlink:actuate="onLoad" draw:mime-type="image/jpeg">
            <text:p/>
          </draw:image>
        </draw:frame>
      </draw:page>
      <draw:page draw:name="page7" draw:style-name="dp1" draw:master-page-name="master-page3">
        <draw:frame draw:style-name="gr1" draw:text-style-name="P1" draw:layer="layout" svg:width="57.149cm" svg:height="28.204cm" svg:x="0cm" svg:y="0cm">
          <draw:image xlink:href="Pictures/10000000000008700000042AC61A3E5E.jpg" xlink:type="simple" xlink:show="embed" xlink:actuate="onLoad" draw:mime-type="image/jpeg">
            <text:p/>
          </draw:image>
        </draw:frame>
      </draw:page>
      <draw:page draw:name="page8" draw:style-name="dp1" draw:master-page-name="master-page3">
        <draw:frame draw:style-name="gr1" draw:text-style-name="P1" draw:layer="layout" svg:width="57.149cm" svg:height="28.204cm" svg:x="0cm" svg:y="0cm">
          <draw:image xlink:href="Pictures/10000000000008700000042AF9B45A9A.jpg" xlink:type="simple" xlink:show="embed" xlink:actuate="onLoad" draw:mime-type="image/jpeg">
            <text:p/>
          </draw:image>
        </draw:frame>
      </draw:page>
      <draw:page draw:name="page9" draw:style-name="dp1" draw:master-page-name="master-page3">
        <draw:frame draw:style-name="gr1" draw:text-style-name="P1" draw:layer="layout" svg:width="57.149cm" svg:height="28.204cm" svg:x="0cm" svg:y="0cm">
          <draw:image xlink:href="Pictures/10000000000008700000042A165AA95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57.15cm" fo:page-height="28.2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4-28T10:40:18.744451300</dc:date>
    <dc:creator>rebecca cousin</dc:creator>
    <meta:editing-duration>PT7M2S</meta:editing-duration>
    <meta:editing-cycles>1</meta:editing-cycles>
    <meta:document-statistic meta:object-count="10"/>
    <meta:generator>LibreOffice/26.2.1.2$Windows_X86_64 LibreOffice_project/620$Build-2</meta:generator>
  </office:meta>
</office:document-meta>
</file>